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20365d"/>
    </style:style>
    <style:style style:name="P3" style:family="paragraph" style:parent-style-name="Standard" style:list-style-name="L1">
      <style:text-properties officeooo:paragraph-rsid="0020365d"/>
    </style:style>
    <style:style style:name="P4" style:family="paragraph" style:parent-style-name="Standard" style:list-style-name="L1">
      <style:text-properties officeooo:paragraph-rsid="0020e1e6"/>
    </style:style>
    <style:style style:name="P5" style:family="paragraph" style:parent-style-name="Standard" style:list-style-name="L1">
      <style:text-properties officeooo:rsid="0020e1e6" officeooo:paragraph-rsid="0020e1e6"/>
    </style:style>
    <style:style style:name="P6" style:family="paragraph" style:parent-style-name="Standard" style:list-style-name="L1">
      <style:text-properties officeooo:rsid="00220396" officeooo:paragraph-rsid="00220396"/>
    </style:style>
    <style:style style:name="T1" style:family="text">
      <style:text-properties officeooo:rsid="001dacd4"/>
    </style:style>
    <style:style style:name="T2" style:family="text">
      <style:text-properties fo:font-weight="bold" style:font-weight-asian="bold" style:font-weight-complex="bold"/>
    </style:style>
    <style:style style:name="T3" style:family="text">
      <style:text-properties fo:font-weight="bold" officeooo:rsid="001dacd4" style:font-weight-asian="bold" style:font-weight-complex="bold"/>
    </style:style>
    <style:style style:name="T4" style:family="text">
      <style:text-properties fo:font-weight="bold" officeooo:rsid="0020365d" style:font-weight-asian="bold" style:font-weight-complex="bold"/>
    </style:style>
    <style:style style:name="T5" style:family="text">
      <style:text-properties fo:font-weight="bold" officeooo:rsid="0020e1e6" style:font-weight-asian="bold" style:font-weight-complex="bold"/>
    </style:style>
    <style:style style:name="T6" style:family="text">
      <style:text-properties officeooo:rsid="001e8526"/>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e8526" style:font-style-asian="italic" style:font-weight-asian="bold" style:font-style-complex="italic" style:font-weight-complex="bold"/>
    </style:style>
    <style:style style:name="T9" style:family="text">
      <style:text-properties fo:font-style="italic" fo:font-weight="bold" officeooo:rsid="0020365d" style:font-style-asian="italic" style:font-weight-asian="bold" style:font-style-complex="italic" style:font-weight-complex="bold"/>
    </style:style>
    <style:style style:name="T10" style:family="text">
      <style:text-properties fo:font-style="italic" fo:font-weight="bold" officeooo:rsid="0020e1e6" style:font-style-asian="italic" style:font-weight-asian="bold" style:font-style-complex="italic" style:font-weight-complex="bold"/>
    </style:style>
    <style:style style:name="T11" style:family="text">
      <style:text-properties fo:font-style="italic" fo:font-weight="bold" officeooo:rsid="00220396" style:font-style-asian="italic" style:font-weight-asian="bold" style:font-style-complex="italic" style:font-weight-complex="bold"/>
    </style:style>
    <style:style style:name="T12" style:family="text">
      <style:text-properties officeooo:rsid="0020365d"/>
    </style:style>
    <style:style style:name="T13" style:family="text">
      <style:text-properties fo:font-style="normal" fo:font-weight="normal" officeooo:rsid="0020365d" style:font-style-asian="normal" style:font-weight-asian="normal" style:font-style-complex="normal" style:font-weight-complex="normal"/>
    </style:style>
    <style:style style:name="T14" style:family="text">
      <style:text-properties fo:font-style="normal" fo:font-weight="normal" officeooo:rsid="0020e1e6" style:font-style-asian="normal" style:font-weight-asian="normal" style:font-style-complex="normal" style:font-weight-complex="normal"/>
    </style:style>
    <style:style style:name="T15" style:family="text">
      <style:text-properties officeooo:rsid="0020e1e6"/>
    </style:style>
    <style:style style:name="T16" style:family="text">
      <style:text-properties officeooo:rsid="002516d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IBLIOTECA</text:span></text:p>
      <text:p text:style-name="Standard"/>
      <text:p text:style-name="Standard">Vamos a crear una estructura de clases para modelar el funcionamiento de una biblioteca. <text:s/>Tendremos las siguientes clases:</text:p>
      <text:p text:style-name="Standard"/>
      <text:p text:style-name="Standard">- Clase <text:span text:style-name="T3">Documento</text:span>: con atributos isbn, titulo, <text:span text:style-name="T8">Usuario</text:span><text:span text:style-name="T6"> prestadoA, LocalDate fechaPrestamo, </text:span><text:s/><text:span text:style-name="T6">numPaginas</text:span>. <text:span text:style-name="T6">Implementa el interfaz </text:span><text:span text:style-name="T8">Prestable</text:span><text:span text:style-name="T6">. </text:span>Constructor <text:span text:style-name="T6">(isbn, titulo, numPaginas)</text:span>, getters y setters y toString(), equals (por <text:span text:style-name="T1">isbn</text:span>).</text:p>
      <text:p text:style-name="Standard"/>
      <text:p text:style-name="Standard">- Interfaz <text:span text:style-name="T2">Prestable</text:span>: métodos <text:span text:style-name="T1">void </text:span>prestaAUsuario(Usuario user), void devuelve(), boolean estaPrestado().</text:p>
      <text:p text:style-name="Standard"/>
      <text:p text:style-name="Standard">- Clase <text:span text:style-name="T2">Libro</text:span>: hereda de <text:span text:style-name="T1">Documento </text:span><text:span text:style-name="T6">y añade el atributo anioPublicacion. </text:span>Constructor, estaPrestado(), presta() y devuelve().</text:p>
      <text:p text:style-name="Standard"/>
      <text:p text:style-name="Standard">- Clase <text:span text:style-name="T2">Revista</text:span>: hereda de <text:span text:style-name="T6">Documento</text:span>, añade atributo número. Constructor, get y set para número.</text:p>
      <text:p text:style-name="Standard"/>
      <text:p text:style-name="Standard">- <text:span text:style-name="T12">Clase </text:span><text:span text:style-name="T4">Usuario</text:span><text:span text:style-name="T12">: dni, nombre, limitePrestamos, limitePlazoPrestamos, </text:span><text:span text:style-name="T10">Colección</text:span><text:span text:style-name="T12"> de </text:span><text:span text:style-name="T9">Documento </text:span><text:span text:style-name="T14">prestados</text:span><text:span text:style-name="T12">. Constructor, getters y setters, toString, equal por dni, addDocumento(Documento doc), delDocumento(Documento doc), boolean alcanzadoLimitePrestamos().</text:span></text:p>
      <text:p text:style-name="Standard"/>
      <text:p text:style-name="P2">- Clase <text:span text:style-name="T2">Biblioteca</text:span>: formada por un<text:span text:style-name="T6">a </text:span><text:span text:style-name="T8">colección</text:span><text:span text:style-name="T6"> de </text:span><text:span text:style-name="T8">Documento</text:span><text:span text:style-name="T6"> </text:span><text:span text:style-name="T15">documentos, </text:span><text:span text:style-name="T6">y otra de </text:span><text:span text:style-name="T8">Usuario</text:span><text:span text:style-name="T6">, </text:span><text:span text:style-name="T15">usuarios</text:span>. <text:span text:style-name="T6">Constructor vacío y </text:span>getters.</text:p>
      <text:list xml:id="list3333100726" text:style-name="L1">
        <text:list-item>
          <text:p text:style-name="P3">Añade método <text:span text:style-name="T8">addDocumento</text:span>(<text:span text:style-name="T6">Documento doc</text:span>) que añada un libro o una revista a la Biblioteca.<text:span text:style-name="T6"> </text:span></text:p>
        </text:list-item>
        <text:list-item>
          <text:p text:style-name="P3"><text:span text:style-name="T13">Añade método </text:span><text:span text:style-name="T8">addUsuario</text:span><text:span text:style-name="T6">(Usuario user) que añade usuario a la biblioteca.</text:span></text:p>
        </text:list-item>
        <text:list-item>
          <text:p text:style-name="P5">Añade método <text:span text:style-name="T7">prestaDocumento</text:span>(Documento doc, String dniUsuario), hay que comprobar que existe el usuario con ese dni, que el usuario no está en su límite de libros prestados, que el libro no esté prestado. Si cumple eso se llama al método prestaAUsuario de Documento, <text:s/>y se añade el documento a la lista de prestados del Usuario.</text:p>
        </text:list-item>
        <text:list-item>
          <text:p text:style-name="P4"><text:span text:style-name="T15">Añade método </text:span><text:span text:style-name="T10">devuelveDocumento</text:span><text:span text:style-name="T15">(Documento doc) que comprueba que no está prestado y se quitaría del usuario y se llamaría a devuelve del Documento.</text:span></text:p>
        </text:list-item>
        <text:list-item>
          <text:p text:style-name="P4">Añade método <text:span text:style-name="T7">buscar</text:span><text:span text:style-name="T11">Documento</text:span>(titulo) que devuelva la Publicación correspondiente si está en la Biblioteca (que el título sea exactamente el mismo).</text:p>
        </text:list-item>
        <text:list-item>
          <text:p text:style-name="P6">Añade método <text:span text:style-name="T7">buscarDocumentos</text:span>(texto)</text:p>
        </text:list-item>
        <text:list-item>
          <text:p text:style-name="P6">Añade método <text:span text:style-name="T7">buscarDocumento</text:span>(autor)</text:p>
        </text:list-item>
      </text:list>
      <text:p text:style-name="Standard"/>
      <text:p text:style-name="Standard">- Clase <text:span text:style-name="T2">TestBiblioteca</text:span>: crea esta clase para probar todas las clases anteriores. Añade 10 libros y 5</text:p>
      <text:p text:style-name="Standard">revistas (o números de una revista) a una Biblioteca. Luego haz un menú con:</text:p>
      <text:p text:style-name="Standard"> 1. Prestar: pide un título, si está lo pone a prestado. Comprobaciones y mensajes.</text:p>
      <text:p text:style-name="Standard"> 2. Devolver: pide un título, si está prestado lo pone libre. Comprobaciones y mensajes.</text:p>
      <text:p text:style-name="Standard"> 3. Buscar: pide un título, saca toda la información de la Publicación encontrada.</text:p>
      <text:p text:style-name="Standard"> 4. Salir.</text:p>
      <text:p text:style-name="Standard"/>
      <text:p text:style-name="Standard">- Ahora crea una nueva clase Autor. Atributos: nombre, apellidos, edad, ciudad, dirección, email.</text:p>
      <text:p text:style-name="Standard">Constructor, getters y setters, toString(), equals por nombre y apellidos.</text:p>
      <text:p text:style-name="Standard">- Haz que cada Publicación tenga asociado un array de Autores. Añade a Publicación los métodos</text:p>
      <text:p text:style-name="Standard">addAutor(nombre, apellidos), deleteAutor(nombre, apellidos), getAutores().</text:p>
      <text:p text:style-name="Standard">- Sobrecarga el método buscar() de Biblioteca para que también busque por autor pero devuelva un</text:p>
      <text:p text:style-name="Standard">array con todas las publicaciones de ese autor en la Biblioteca.</text:p>
      <text:p text:style-name="Standard">- Prueba todo esto en TestBibliote<text:span text:style-name="T16">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37:22.989958299</meta:creation-date>
    <dc:date>2024-02-16T18:03:42.730350657</dc:date>
    <meta:editing-duration>PT15M48S</meta:editing-duration>
    <meta:editing-cycles>6</meta:editing-cycles>
    <meta:generator>LibreOffice/7.3.7.2$Linux_X86_64 LibreOffice_project/30$Build-2</meta:generator>
    <meta:document-statistic meta:table-count="0" meta:image-count="0" meta:object-count="0" meta:page-count="1" meta:paragraph-count="28" meta:word-count="423" meta:character-count="2905" meta:non-whitespace-character-count="2513"/>
  </office:meta>
</office:document-meta>
</file>